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7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Documentation du projet <text:span text:style-name="Strong_20_Emphasis">Hopital-Data-Management</text:span></text:h>
      <text:h text:style-name="Heading_20_2" text:outline-level="2">Table des matières</text:h>
      <text:list text:style-name="L1">
        <text:list-item>
          <text:p text:style-name="P3"><text:a xlink:type="simple" xlink:href="https://chatgpt.com/c/67ec0a7e-8b9c-800b-88f5-9da72a761921#description-du-projet" text:style-name="Internet_20_link" text:visited-style-name="Visited_20_Internet_20_Link">Description du projet</text:a></text:p>
        </text:list-item>
        <text:list-item>
          <text:p text:style-name="P3"><text:a xlink:type="simple" xlink:href="https://chatgpt.com/c/67ec0a7e-8b9c-800b-88f5-9da72a761921#technologies-utilisées" text:style-name="Internet_20_link" text:visited-style-name="Visited_20_Internet_20_Link">Technologies utilisées</text:a></text:p>
        </text:list-item>
        <text:list-item>
          <text:p text:style-name="P3"><text:a xlink:type="simple" xlink:href="https://chatgpt.com/c/67ec0a7e-8b9c-800b-88f5-9da72a761921#architecture-du-projet" text:style-name="Internet_20_link" text:visited-style-name="Visited_20_Internet_20_Link">Architecture du projet</text:a></text:p>
        </text:list-item>
        <text:list-item>
          <text:p text:style-name="P3"><text:a xlink:type="simple" xlink:href="https://chatgpt.com/c/67ec0a7e-8b9c-800b-88f5-9da72a761921#configuration-de-lenvironnement" text:style-name="Internet_20_link" text:visited-style-name="Visited_20_Internet_20_Link">Configuration de l'environnement</text:a></text:p>
        </text:list-item>
        <text:list-item>
          <text:p text:style-name="P3"><text:a xlink:type="simple" xlink:href="https://chatgpt.com/c/67ec0a7e-8b9c-800b-88f5-9da72a761921#exécution-du-projet" text:style-name="Internet_20_link" text:visited-style-name="Visited_20_Internet_20_Link">Exécution du projet</text:a></text:p>
        </text:list-item>
        <text:list-item>
          <text:p text:style-name="P3"><text:a xlink:type="simple" xlink:href="https://chatgpt.com/c/67ec0a7e-8b9c-800b-88f5-9da72a761921#base-de-données-mongodb" text:style-name="Internet_20_link" text:visited-style-name="Visited_20_Internet_20_Link">Base de données MongoDB</text:a></text:p>
        </text:list-item>
        <text:list-item>
          <text:p text:style-name="P3"><text:a xlink:type="simple" xlink:href="https://chatgpt.com/c/67ec0a7e-8b9c-800b-88f5-9da72a761921#création-et-gestion-des-données" text:style-name="Internet_20_link" text:visited-style-name="Visited_20_Internet_20_Link">Création et gestion des données</text:a></text:p>
        </text:list-item>
        <text:list-item>
          <text:p text:style-name="P3"><text:a xlink:type="simple" xlink:href="https://chatgpt.com/c/67ec0a7e-8b9c-800b-88f5-9da72a761921#monitoring-avec-prometheus-et-grafana" text:style-name="Internet_20_link" text:visited-style-name="Visited_20_Internet_20_Link">Monitoring avec Prometheus et Grafana</text:a></text:p>
        </text:list-item>
        <text:list-item>
          <text:p text:style-name="P3"><text:a xlink:type="simple" xlink:href="https://chatgpt.com/c/67ec0a7e-8b9c-800b-88f5-9da72a761921#api-flask-pour-laffichage-des-données" text:style-name="Internet_20_link" text:visited-style-name="Visited_20_Internet_20_Link">API Flask pour l'affichage des données</text:a></text:p>
        </text:list-item>
        <text:list-item>
          <text:p text:style-name="P3"><text:a xlink:type="simple" xlink:href="https://chatgpt.com/c/67ec0a7e-8b9c-800b-88f5-9da72a761921#gestion-des-erreurs-et-performances" text:style-name="Internet_20_link" text:visited-style-name="Visited_20_Internet_20_Link">Gestion des erreurs et performances</text:a></text:p>
        </text:list-item>
        <text:list-item>
          <text:p text:style-name="P3"><text:a xlink:type="simple" xlink:href="https://chatgpt.com/c/67ec0a7e-8b9c-800b-88f5-9da72a761921#exemples-dutilisation" text:style-name="Internet_20_link" text:visited-style-name="Visited_20_Internet_20_Link">Exemples d'utilisation</text:a></text:p>
        </text:list-item>
      </text:list>
      <text:p text:style-name="Horizontal_20_Line"/>
      <text:h text:style-name="Heading_20_2" text:outline-level="2">1. Description du projet</text:h>
      <text:p text:style-name="Text_20_body">Le projet <text:span text:style-name="Strong_20_Emphasis">Hopital-Data-Management</text:span> est une plateforme permettant de gérer les données d'un hôpital, telles que le suivi des patients, l'analyse des tendances de consommation des services, et l'affichage en temps réel des statistiques à travers des outils comme Prometheus et Grafana. L'application permet de visualiser les données historiques des patients, d’effectuer des analyses des tendances et d'afficher des indicateurs clés (KPIs) en temps réel.</text:p>
      <text:h text:style-name="Heading_20_3" text:outline-level="3">Objectifs principaux :</text:h>
      <text:list text:style-name="L2">
        <text:list-item>
          <text:p text:style-name="P4"><text:span text:style-name="Strong_20_Emphasis">Suivi des patients</text:span> : Enregistrer les patients dans différentes collections MongoDB pour chaque service hospitalier.</text:p>
        </text:list-item>
        <text:list-item>
          <text:p text:style-name="P4"><text:span text:style-name="Strong_20_Emphasis">Analyse des tendances</text:span> : Analyser le nombre de patients par mois et par service.</text:p>
        </text:list-item>
        <text:list-item>
          <text:p text:style-name="P4"><text:span text:style-name="Strong_20_Emphasis">Affichage des statistiques</text:span> : Fournir une interface avec Grafana pour afficher des données en temps réel.</text:p>
        </text:list-item>
        <text:list-item>
          <text:p text:style-name="P4"><text:span text:style-name="Strong_20_Emphasis">Scalabilité</text:span> : Utilisation de MongoDB en mode ReplicaSet pour garantir la haute disponibilité des données.</text:p>
        </text:list-item>
      </text:list>
      <text:p text:style-name="Horizontal_20_Line"/>
      <text:h text:style-name="Heading_20_2" text:outline-level="2"><text:soft-page-break/>2. Technologies utilisées</text:h>
      <text:list text:style-name="L3">
        <text:list-item>
          <text:p text:style-name="P5"><text:span text:style-name="Strong_20_Emphasis">MongoDB</text:span> : Base de données NoSQL utilisée pour stocker les informations des patients et des services. La réplication est configurée pour garantir la résilience des données.</text:p>
        </text:list-item>
        <text:list-item>
          <text:p text:style-name="P5"><text:span text:style-name="Strong_20_Emphasis">Flask</text:span> : Framework Python pour l'API backend.</text:p>
        </text:list-item>
        <text:list-item>
          <text:p text:style-name="P5"><text:span text:style-name="Strong_20_Emphasis">Prometheus</text:span> : Outil de collecte de métriques pour monitorer l'activité des services de l'hôpital.</text:p>
        </text:list-item>
        <text:list-item>
          <text:p text:style-name="P5"><text:span text:style-name="Strong_20_Emphasis">Grafana</text:span> : Outil de visualisation des données, utilisé pour afficher des tableaux de bord en temps réel.</text:p>
        </text:list-item>
        <text:list-item>
          <text:p text:style-name="P5"><text:span text:style-name="Strong_20_Emphasis">Docker</text:span> : Utilisé pour l’orchestration et l’isolation des différents services (MongoDB, Flask, Prometheus, Grafana).</text:p>
        </text:list-item>
      </text:list>
      <text:p text:style-name="Horizontal_20_Line"/>
      <text:h text:style-name="Heading_20_2" text:outline-level="2">3. Architecture du projet</text:h>
      <text:p text:style-name="Text_20_body">L'architecture du projet se compose de plusieurs services Docker :</text:p>
      <text:list text:style-name="L4">
        <text:list-item>
          <text:p text:style-name="P6"><text:span text:style-name="Strong_20_Emphasis">MongoDB ReplicaSet</text:span> : Trois instances de MongoDB (mongo1, mongo2, mongo3) configurées en ReplicaSet pour assurer la haute disponibilité et la tolérance aux pannes.</text:p>
        </text:list-item>
        <text:list-item>
          <text:p text:style-name="P6"><text:span text:style-name="Strong_20_Emphasis">Prometheus</text:span> : Collecte des métriques des services et les expose via un endpoint pour Grafana.</text:p>
        </text:list-item>
        <text:list-item>
          <text:p text:style-name="P6"><text:span text:style-name="Strong_20_Emphasis">Grafana</text:span> : Utilisé pour afficher les métriques collectées par Prometheus sur des tableaux de bord visuels.</text:p>
        </text:list-item>
        <text:list-item>
          <text:p text:style-name="P6"><text:span text:style-name="Strong_20_Emphasis">Flask Application</text:span> : L’API qui interagit avec MongoDB et expose les statistiques sous forme d'API REST.</text:p>
        </text:list-item>
        <text:list-item>
          <text:p text:style-name="P6"><text:span text:style-name="Strong_20_Emphasis">Docker</text:span> : Conteneurisation de tous les services pour faciliter le déploiement.</text:p>
        </text:list-item>
      </text:list>
      <text:p text:style-name="Preformatted_20_Text"><text:span text:style-name="Source_20_Text">/hopital-data-management</text:span></text:p>
      <text:p text:style-name="Preformatted_20_Text"><text:span text:style-name="Source_20_Text">│── docker-compose.yml</text:span></text:p>
      <text:p text:style-name="Preformatted_20_Text"><text:span text:style-name="Source_20_Text">│── Dockerfile</text:span></text:p>
      <text:p text:style-name="Preformatted_20_Text"><text:span text:style-name="Source_20_Text">│── app/</text:span></text:p>
      <text:p text:style-name="Preformatted_20_Text"><text:span text:style-name="Source_20_Text">│ <text:s text:c="2"/>├── main.py</text:span></text:p>
      <text:p text:style-name="Preformatted_20_Text"><text:span text:style-name="Source_20_Text">│ <text:s text:c="2"/>├── db.py</text:span></text:p>
      <text:p text:style-name="Preformatted_20_Text"><text:span text:style-name="Source_20_Text">│ <text:s text:c="2"/>├── dashboard.py</text:span></text:p>
      <text:p text:style-name="Preformatted_20_Text"><text:span text:style-name="Source_20_Text">│ <text:s text:c="2"/>├── generate_data.py</text:span></text:p>
      <text:p text:style-name="P1"><text:span text:style-name="Source_20_Text">│── requirements.txt</text:span></text:p>
      <text:p text:style-name="Horizontal_20_Line"/>
      <text:h text:style-name="Heading_20_2" text:outline-level="2">4. Configuration de l'environnement</text:h>
      <text:h text:style-name="Heading_20_3" text:outline-level="3">Pré-requis</text:h>
      <text:list text:style-name="L5">
        <text:list-item>
          <text:p text:style-name="P7"><text:span text:style-name="Strong_20_Emphasis">Docker</text:span> et <text:span text:style-name="Strong_20_Emphasis">Docker Compose</text:span> installés sur la machine de développement.</text:p>
        </text:list-item>
        <text:list-item>
          <text:p text:style-name="P7"><text:span text:style-name="Strong_20_Emphasis">Python 3.x</text:span> et les dépendances spécifiées dans <text:span text:style-name="Source_20_Text">requirements.txt</text:span>.</text:p>
        </text:list-item>
      </text:list>
      <text:h text:style-name="Heading_20_3" text:outline-level="3"><text:soft-page-break/>Fichier <text:span text:style-name="Source_20_Text">docker-compose.yml</text:span></text:h>
      <text:p text:style-name="Text_20_body">Le fichier <text:span text:style-name="Source_20_Text">docker-compose.yml</text:span> définit l’orchestration des services nécessaires à l'exécution du projet.</text:p>
      <text:p text:style-name="Preformatted_20_Text"><text:span text:style-name="Source_20_Text">version: "3.8"</text:span></text:p>
      <text:p text:style-name="Preformatted_20_Text"><text:span text:style-name="Source_20_Text">services:</text:span></text:p>
      <text:p text:style-name="Preformatted_20_Text"><text:span text:style-name="Source_20_Text"><text:s text:c="2"/>mongo1:</text:span></text:p>
      <text:p text:style-name="Preformatted_20_Text"><text:span text:style-name="Source_20_Text"><text:s text:c="4"/>image: mongo:6.0</text:span></text:p>
      <text:p text:style-name="Preformatted_20_Text"><text:span text:style-name="Source_20_Text"><text:s text:c="4"/>container_name: mongo1</text:span></text:p>
      <text:p text:style-name="Preformatted_20_Text"><text:span text:style-name="Source_20_Text"><text:s text:c="4"/>command: ["mongod", "--replSet", "rs0", "--bind_ip_all"]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ongo_net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27017:27017"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mongo1_data:/data/db</text:span></text:p>
      <text:p text:style-name="Preformatted_20_Text"/>
      <text:p text:style-name="Preformatted_20_Text"><text:span text:style-name="Source_20_Text"><text:s text:c="2"/>mongo2:</text:span></text:p>
      <text:p text:style-name="Preformatted_20_Text"><text:span text:style-name="Source_20_Text"><text:s text:c="4"/>image: mongo:6.0</text:span></text:p>
      <text:p text:style-name="Preformatted_20_Text"><text:span text:style-name="Source_20_Text"><text:s text:c="4"/>container_name: mongo2</text:span></text:p>
      <text:p text:style-name="Preformatted_20_Text"><text:span text:style-name="Source_20_Text"><text:s text:c="4"/>command: ["mongod", "--replSet", "rs0", "--bind_ip_all"]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ongo_net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mongo2_data:/data/db</text:span></text:p>
      <text:p text:style-name="Preformatted_20_Text"/>
      <text:p text:style-name="Preformatted_20_Text"><text:span text:style-name="Source_20_Text"><text:s text:c="2"/>mongo3:</text:span></text:p>
      <text:p text:style-name="Preformatted_20_Text"><text:span text:style-name="Source_20_Text"><text:s text:c="4"/>image: mongo:6.0</text:span></text:p>
      <text:p text:style-name="Preformatted_20_Text"><text:span text:style-name="Source_20_Text"><text:s text:c="4"/>container_name: mongo3</text:span></text:p>
      <text:p text:style-name="Preformatted_20_Text"><text:span text:style-name="Source_20_Text"><text:s text:c="4"/>command: ["mongod", "--replSet", "rs0", "--bind_ip_all"]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ongo_net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mongo3_data:/data/db</text:span></text:p>
      <text:p text:style-name="Preformatted_20_Text"/>
      <text:p text:style-name="Preformatted_20_Text"><text:span text:style-name="Source_20_Text"><text:s text:c="2"/>prometheus:</text:span></text:p>
      <text:p text:style-name="Preformatted_20_Text"><text:span text:style-name="Source_20_Text"><text:s text:c="4"/>image: prom/prometheus</text:span></text:p>
      <text:p text:style-name="Preformatted_20_Text"><text:span text:style-name="Source_20_Text"><text:s text:c="4"/>container_name: prometheus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prometheus.yml:/etc/prometheus/prometheus.yml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9090:9090"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ongo_net</text:span></text:p>
      <text:p text:style-name="Preformatted_20_Text"/>
      <text:p text:style-name="Preformatted_20_Text"><text:span text:style-name="Source_20_Text"><text:s text:c="2"/>grafana:</text:span></text:p>
      <text:p text:style-name="Preformatted_20_Text"><text:span text:style-name="Source_20_Text"><text:s text:c="4"/>image: grafana/grafana</text:span></text:p>
      <text:p text:style-name="Preformatted_20_Text"><text:span text:style-name="Source_20_Text"><text:s text:c="4"/>container_name: grafana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3000:3000"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prometheus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ongo_net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grafana_data:/var/lib/grafana</text:span></text:p>
      <text:p text:style-name="Preformatted_20_Text"/>
      <text:p text:style-name="Preformatted_20_Text"><text:span text:style-name="Source_20_Text"><text:s text:c="2"/>app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container_name: hopital_app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mongo1</text:span></text:p>
      <text:p text:style-name="Preformatted_20_Text"><text:soft-page-break/><text:span text:style-name="Source_20_Text"><text:s text:c="6"/>- prometheus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MONGO_URI=mongodb://mongo1:27017,mongo2:27017,mongo3:27017/hopital?replicaSet=rs0</text:span></text:p>
      <text:p text:style-name="Preformatted_20_Text"><text:span text:style-name="Source_20_Text"><text:s text:c="4"/>networks:</text:span></text:p>
      <text:p text:style-name="Preformatted_20_Text"><text:span text:style-name="Source_20_Text"><text:s text:c="6"/>- mongo_net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:/app</text:span></text:p>
      <text:p text:style-name="Preformatted_20_Text"><text:span text:style-name="Source_20_Text"><text:s text:c="4"/>command: sh -c "python3 app/main.py &amp;&amp; python3 app/generate_data.py"</text:span></text:p>
      <text:p text:style-name="Preformatted_20_Text"/>
      <text:p text:style-name="Preformatted_20_Text"><text:span text:style-name="Source_20_Text">networks:</text:span></text:p>
      <text:p text:style-name="Preformatted_20_Text"><text:span text:style-name="Source_20_Text"><text:s text:c="2"/>mongo_net:</text:span></text:p>
      <text:p text:style-name="Preformatted_20_Text"/>
      <text:p text:style-name="Preformatted_20_Text"><text:span text:style-name="Source_20_Text">volumes:</text:span></text:p>
      <text:p text:style-name="Preformatted_20_Text"><text:span text:style-name="Source_20_Text"><text:s text:c="2"/>mongo1_data:</text:span></text:p>
      <text:p text:style-name="Preformatted_20_Text"><text:span text:style-name="Source_20_Text"><text:s text:c="2"/>mongo2_data:</text:span></text:p>
      <text:p text:style-name="Preformatted_20_Text"><text:span text:style-name="Source_20_Text"><text:s text:c="2"/>mongo3_data:</text:span></text:p>
      <text:p text:style-name="P1"><text:span text:style-name="Source_20_Text"><text:s text:c="2"/>grafana_data:</text:span></text:p>
      <text:h text:style-name="Heading_20_3" text:outline-level="3">Variables d'environnement</text:h>
      <text:list text:style-name="L6">
        <text:list-item>
          <text:p text:style-name="P8"><text:span text:style-name="Strong_20_Emphasis">MONGO_URI</text:span> : Connexion à MongoDB avec ReplicaSet.</text:p>
        </text:list-item>
        <text:list-item>
          <text:p text:style-name="P8"><text:span text:style-name="Strong_20_Emphasis">PROMETHEUS_URL</text:span> : URL de Prometheus pour la collecte des métriques.</text:p>
        </text:list-item>
      </text:list>
      <text:p text:style-name="Horizontal_20_Line"/>
      <text:h text:style-name="Heading_20_2" text:outline-level="2">5. Exécution du projet</text:h>
      <text:h text:style-name="Heading_20_3" text:outline-level="3">Démarrage de l'application</text:h>
      <text:list text:style-name="L7">
        <text:list-item>
          <text:p text:style-name="P9"><text:span text:style-name="Strong_20_Emphasis">Construire les conteneurs</text:span> :</text:p>
          <text:p text:style-name="P2"><text:span text:style-name="Source_20_Text">docker-compose build</text:span></text:p>
        </text:list-item>
        <text:list-item>
          <text:p text:style-name="P9"><text:span text:style-name="Strong_20_Emphasis">Démarrer les services</text:span> :</text:p>
          <text:p text:style-name="P2"><text:span text:style-name="Source_20_Text">docker-compose up</text:span></text:p>
        </text:list-item>
        <text:list-item>
          <text:p text:style-name="P9"><text:span text:style-name="Strong_20_Emphasis">Accéder à l'application Flask</text:span> : L'application Flask sera disponible à l'adresse <text:span text:style-name="Source_20_Text">http://localhost:5000</text:span> (ou un autre port configuré).</text:p>
        </text:list-item>
        <text:list-item>
          <text:p text:style-name="P9"><text:span text:style-name="Strong_20_Emphasis">Accéder à Grafana</text:span> : Grafana sera disponible sur <text:span text:style-name="Source_20_Text">http://localhost:3000</text:span>. Se connecter avec les identifiants par défaut :</text:p>
          <text:list>
            <text:list-item>
              <text:p text:style-name="P9"><text:span text:style-name="Strong_20_Emphasis">Username</text:span>: admin</text:p>
            </text:list-item>
            <text:list-item>
              <text:p text:style-name="P9"><text:span text:style-name="Strong_20_Emphasis">Password</text:span>: admin</text:p>
            </text:list-item>
          </text:list>
        </text:list-item>
        <text:list-item>
          <text:p text:style-name="P9"><text:span text:style-name="Strong_20_Emphasis">Accéder à Prometheus</text:span> : Prometheus sera disponible sur <text:span text:style-name="Source_20_Text">http://localhost:9090</text:span>.</text:p>
        </text:list-item>
      </text:list>
      <text:p text:style-name="Horizontal_20_Line"/>
      <text:h text:style-name="Heading_20_2" text:outline-level="2"><text:soft-page-break/>6. Base de données MongoDB</text:h>
      <text:h text:style-name="Heading_20_3" text:outline-level="3">Structure de la base de données</text:h>
      <text:p text:style-name="Text_20_body">MongoDB contient des collections représentant chaque service de l’hôpital. Chaque document contient des informations sur les patients, telles que :</text:p>
      <text:list text:style-name="L8">
        <text:list-item>
          <text:p text:style-name="P10"><text:span text:style-name="Strong_20_Emphasis">Nom</text:span></text:p>
        </text:list-item>
        <text:list-item>
          <text:p text:style-name="P10"><text:span text:style-name="Strong_20_Emphasis">Date d'admission</text:span></text:p>
        </text:list-item>
        <text:list-item>
          <text:p text:style-name="P10"><text:span text:style-name="Strong_20_Emphasis">Diagnostic</text:span></text:p>
        </text:list-item>
        <text:list-item>
          <text:p text:style-name="P10"><text:span text:style-name="Strong_20_Emphasis">Service hospitalier</text:span></text:p>
        </text:list-item>
      </text:list>
      <text:p text:style-name="Text_20_body">Exemple de document pour un patient :</text:p>
      <text:p text:style-name="Preformatted_20_Text"><text:span text:style-name="Source_20_Text">{</text:span></text:p>
      <text:p text:style-name="Preformatted_20_Text"><text:span text:style-name="Source_20_Text"><text:s text:c="2"/>"_id": ObjectId("60c72b2f9af1c2d40a528d09"),</text:span></text:p>
      <text:p text:style-name="Preformatted_20_Text"><text:span text:style-name="Source_20_Text"><text:s text:c="2"/>"nom": "John Doe",</text:span></text:p>
      <text:p text:style-name="Preformatted_20_Text"><text:span text:style-name="Source_20_Text"><text:s text:c="2"/>"date": "2025-05-12",</text:span></text:p>
      <text:p text:style-name="Preformatted_20_Text"><text:span text:style-name="Source_20_Text"><text:s text:c="2"/>"diagnostic": "Fracture",</text:span></text:p>
      <text:p text:style-name="Preformatted_20_Text"><text:span text:style-name="Source_20_Text"><text:s text:c="2"/>"service": "Urgence"</text:span></text:p>
      <text:p text:style-name="P1"><text:span text:style-name="Source_20_Text">}</text:span></text:p>
      <text:p text:style-name="Horizontal_20_Line"/>
      <text:h text:style-name="Heading_20_2" text:outline-level="2">7. Création et gestion des données</text:h>
      <text:h text:style-name="Heading_20_3" text:outline-level="3">Fichier <text:span text:style-name="Source_20_Text">generate_data.py</text:span></text:h>
      <text:p text:style-name="Text_20_body">Ce fichier génère des données aléatoires pour remplir les collections de MongoDB, ce qui permet de tester l’application.</text:p>
      <text:p text:style-name="Horizontal_20_Line"/>
      <text:h text:style-name="Heading_20_2" text:outline-level="2">8. Monitoring avec Prometheus et Grafana</text:h>
      <text:p text:style-name="Text_20_body"><text:span text:style-name="Strong_20_Emphasis">Prometheus</text:span> collecte des métriques via l'API Flask et stocke ces informations dans une base de données temporelle. <text:span text:style-name="Strong_20_Emphasis">Grafana</text:span> se connecte à Prometheus pour afficher ces métriques sous forme de graphiques et de tableaux de bord.</text:p>
      <text:p text:style-name="Horizontal_20_Line"/>
      <text:h text:style-name="Heading_20_2" text:outline-level="2">9. API Flask pour l'affichage des données</text:h>
      <text:p text:style-name="Text_20_body"><text:span text:style-name="Strong_20_Emphasis">Endpoints API</text:span> :</text:p>
      <text:list text:style-name="L9">
        <text:list-item>
          <text:p text:style-name="P11"><text:span text:style-name="Strong_20_Emphasis">GET /patients</text:span> : Récupérer les données de tous les patients.</text:p>
        </text:list-item>
        <text:list-item>
          <text:p text:style-name="P11"><text:span text:style-name="Strong_20_Emphasis">GET /trend</text:span> : Afficher les tendances des patients par mois et par service.</text:p>
        </text:list-item>
      </text:list>
      <text:p text:style-name="Horizontal_20_Line"/>
      <text:h text:style-name="Heading_20_2" text:outline-level="2"><text:soft-page-break/>10. Gestion des erreurs et performances</text:h>
      <text:list text:style-name="L10">
        <text:list-item>
          <text:p text:style-name="P12"><text:span text:style-name="Strong_20_Emphasis">Gestion des erreurs</text:span> : Utilisation de <text:span text:style-name="Source_20_Text">try-except</text:span> pour gérer les erreurs liées à MongoDB et à la collecte des données.</text:p>
        </text:list-item>
        <text:list-item>
          <text:p text:style-name="P12"><text:span text:style-name="Strong_20_Emphasis">Optimisation des requêtes</text:span> : Utilisation de requêtes efficaces sur MongoDB, notamment en utilisant des index sur les champs de date et des filtres de plage de dates (<text:span text:style-name="Source_20_Text">$gte</text:span>, <text:span text:style-name="Source_20_Text">$lt</text:span>).</text:p>
        </text:list-item>
      </text:list>
      <text:p text:style-name="Horizontal_20_Line"/>
      <text:h text:style-name="Heading_20_2" text:outline-level="2">11. Exemples d'utilisation</text:h>
      <text:h text:style-name="Heading_20_3" text:outline-level="3">Afficher les tendances des patients</text:h>
      <text:p text:style-name="Text_20_body">Accède à l'API <text:span text:style-name="Source_20_Text">/trend</text:span> pour afficher les tendances par mois et par service. Ce point d’API renvoie un objet JSON avec les statistiques des patients.</text:p>
      <text:h text:style-name="Heading_20_3" text:outline-level="3">Visualiser les données en temps réel</text:h>
      <text:p text:style-name="Text_20_body">Utilise Grafana pour afficher les graphiques en temps réel basés sur les données de Prometheus.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8:04:34.576849022</meta:creation-date>
    <dc:date>2025-04-10T18:08:02.567737766</dc:date>
    <meta:editing-duration>PT3M29S</meta:editing-duration>
    <meta:editing-cycles>1</meta:editing-cycles>
    <meta:document-statistic meta:table-count="0" meta:image-count="0" meta:object-count="0" meta:page-count="6" meta:paragraph-count="162" meta:word-count="933" meta:character-count="6756" meta:non-whitespace-character-count="5745"/>
    <meta:generator>LibreOffice/24.2.7.2$Linux_X86_64 LibreOffice_project/420$Build-2</meta:generator>
  </office:meta>
</office:document-meta>
</file>